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008in"/>
    </style:style>
    <style:style style:name="co2" style:family="table-column">
      <style:table-column-properties fo:break-before="auto" style:column-width="1.1181in"/>
    </style:style>
    <style:style style:name="co3" style:family="table-column">
      <style:table-column-properties fo:break-before="auto" style:column-width="1.6756in"/>
    </style:style>
    <style:style style:name="co4" style:family="table-column">
      <style:table-column-properties fo:break-before="auto" style:column-width="0.989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alibration on changing table with mat on top</text:p>
          </table:table-cell>
          <table:table-cell table:style-name="ce1" table:number-columns-repeated="10"/>
        </table:table-row>
        <table:table-row table:style-name="ro1">
          <table:table-cell office:value-type="string" calcext:value-type="string">
            <text:p>weight (lb)</text:p>
          </table:table-cell>
          <table:table-cell table:style-name="ce1" office:value-type="string" calcext:value-type="string">
            <text:p>CC reading</text:p>
          </table:table-cell>
          <table:table-cell table:style-name="ce1" office:value-type="string" calcext:value-type="string">
            <text:p>CC factor</text:p>
          </table:table-cell>
          <table:table-cell table:style-name="ce1" office:value-type="string" calcext:value-type="string">
            <text:p>UL reading</text:p>
          </table:table-cell>
          <table:table-cell table:style-name="ce1" office:value-type="string" calcext:value-type="string">
            <text:p>UL factor</text:p>
          </table:table-cell>
          <table:table-cell table:style-name="ce1" office:value-type="string" calcext:value-type="string">
            <text:p>LL reading</text:p>
          </table:table-cell>
          <table:table-cell table:style-name="ce1" office:value-type="string" calcext:value-type="string">
            <text:p>LL factor</text:p>
          </table:table-cell>
          <table:table-cell table:style-name="ce1" office:value-type="string" calcext:value-type="string">
            <text:p>UR reading</text:p>
          </table:table-cell>
          <table:table-cell table:style-name="ce1" office:value-type="string" calcext:value-type="string">
            <text:p>UR factor</text:p>
          </table:table-cell>
          <table:table-cell table:style-name="ce1" office:value-type="string" calcext:value-type="string">
            <text:p>LR reading</text:p>
          </table:table-cell>
          <table:table-cell table:style-name="ce1" office:value-type="string" calcext:value-type="string">
            <text:p>LR fact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70000" calcext:value-type="float">
            <text:p>1070000</text:p>
          </table:table-cell>
          <table:table-cell office:value-type="string" calcext:value-type="string">
            <text:p>N/A</text:p>
          </table:table-cell>
          <table:table-cell office:value-type="float" office:value="1075600" calcext:value-type="float">
            <text:p>1075600</text:p>
          </table:table-cell>
          <table:table-cell office:value-type="string" calcext:value-type="string">
            <text:p>N/A</text:p>
          </table:table-cell>
          <table:table-cell office:value-type="float" office:value="1076300" calcext:value-type="float">
            <text:p>1076300</text:p>
          </table:table-cell>
          <table:table-cell office:value-type="string" calcext:value-type="string">
            <text:p>N/A</text:p>
          </table:table-cell>
          <table:table-cell office:value-type="float" office:value="1076800" calcext:value-type="float">
            <text:p>1076800</text:p>
          </table:table-cell>
          <table:table-cell office:value-type="string" calcext:value-type="string">
            <text:p>N/A</text:p>
          </table:table-cell>
          <table:table-cell office:value-type="float" office:value="1077300" calcext:value-type="float">
            <text:p>1077300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1465500" calcext:value-type="float">
            <text:p>1465500</text:p>
          </table:table-cell>
          <table:table-cell table:formula="of:=([.B4]-[.$B$3])/[.A4]" office:value-type="float" office:value="52733.3333333333" calcext:value-type="float">
            <text:p>52733.3333333333</text:p>
          </table:table-cell>
          <table:table-cell office:value-type="float" office:value="1483000" calcext:value-type="float">
            <text:p>1483000</text:p>
          </table:table-cell>
          <table:table-cell table:formula="of:=([.D4]-[.$D$3])/[.A4]" office:value-type="float" office:value="54320" calcext:value-type="float">
            <text:p>54320</text:p>
          </table:table-cell>
          <table:table-cell office:value-type="float" office:value="1481300" calcext:value-type="float">
            <text:p>1481300</text:p>
          </table:table-cell>
          <table:table-cell table:formula="of:=([.F4]-[.$F$3])/[.A4]" office:value-type="float" office:value="54000" calcext:value-type="float">
            <text:p>54000</text:p>
          </table:table-cell>
          <table:table-cell office:value-type="float" office:value="1471200" calcext:value-type="float">
            <text:p>1471200</text:p>
          </table:table-cell>
          <table:table-cell table:formula="of:=([.H4]-[.$H$3])/[.A4]" office:value-type="float" office:value="52586.6666666667" calcext:value-type="float">
            <text:p>52586.6666666667</text:p>
          </table:table-cell>
          <table:table-cell office:value-type="float" office:value="1470400" calcext:value-type="float">
            <text:p>1470400</text:p>
          </table:table-cell>
          <table:table-cell table:formula="of:=([.J4]-[.$J$3])/[.A4]" office:value-type="float" office:value="52413.3333333333" calcext:value-type="float">
            <text:p>52413.3333333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98000" calcext:value-type="float">
            <text:p>1598000</text:p>
          </table:table-cell>
          <table:table-cell table:formula="of:=([.B5]-[.$B$3])/[.A5]" office:value-type="float" office:value="52800" calcext:value-type="float">
            <text:p>52800</text:p>
          </table:table-cell>
          <table:table-cell office:value-type="float" office:value="1618500" calcext:value-type="float">
            <text:p>1618500</text:p>
          </table:table-cell>
          <table:table-cell table:formula="of:=([.D5]-[.$D$3])/[.A5]" office:value-type="float" office:value="54290" calcext:value-type="float">
            <text:p>54290</text:p>
          </table:table-cell>
          <table:table-cell office:value-type="float" office:value="1617200" calcext:value-type="float">
            <text:p>1617200</text:p>
          </table:table-cell>
          <table:table-cell table:formula="of:=([.F5]-[.$F$3])/[.A5]" office:value-type="float" office:value="54090" calcext:value-type="float">
            <text:p>54090</text:p>
          </table:table-cell>
          <table:table-cell office:value-type="float" office:value="1601300" calcext:value-type="float">
            <text:p>1601300</text:p>
          </table:table-cell>
          <table:table-cell table:formula="of:=([.H5]-[.$H$3])/[.A5]" office:value-type="float" office:value="52450" calcext:value-type="float">
            <text:p>52450</text:p>
          </table:table-cell>
          <table:table-cell office:value-type="float" office:value="1601900" calcext:value-type="float">
            <text:p>1601900</text:p>
          </table:table-cell>
          <table:table-cell table:formula="of:=([.J5]-[.$J$3])/[.A5]" office:value-type="float" office:value="52460" calcext:value-type="float">
            <text:p>52460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740300" calcext:value-type="float">
            <text:p>1740300</text:p>
          </table:table-cell>
          <table:table-cell table:formula="of:=([.B6]-[.$B$3])/[.A6]" office:value-type="float" office:value="53624" calcext:value-type="float">
            <text:p>53624</text:p>
          </table:table-cell>
          <table:table-cell office:value-type="float" office:value="1759300" calcext:value-type="float">
            <text:p>1759300</text:p>
          </table:table-cell>
          <table:table-cell table:formula="of:=([.D6]-[.$D$3])/[.A6]" office:value-type="float" office:value="54696" calcext:value-type="float">
            <text:p>54696</text:p>
          </table:table-cell>
          <table:table-cell office:value-type="float" office:value="1758700" calcext:value-type="float">
            <text:p>1758700</text:p>
          </table:table-cell>
          <table:table-cell table:formula="of:=([.F6]-[.$F$3])/[.A6]" office:value-type="float" office:value="54592" calcext:value-type="float">
            <text:p>54592</text:p>
          </table:table-cell>
          <table:table-cell office:value-type="float" office:value="1737000" calcext:value-type="float">
            <text:p>1737000</text:p>
          </table:table-cell>
          <table:table-cell table:formula="of:=([.H6]-[.$H$3])/[.A6]" office:value-type="float" office:value="52816" calcext:value-type="float">
            <text:p>52816</text:p>
          </table:table-cell>
          <table:table-cell office:value-type="float" office:value="1739900" calcext:value-type="float">
            <text:p>1739900</text:p>
          </table:table-cell>
          <table:table-cell table:formula="of:=([.J6]-[.$J$3])/[.A6]" office:value-type="float" office:value="53008" calcext:value-type="float">
            <text:p>5300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73000" calcext:value-type="float">
            <text:p>1873000</text:p>
          </table:table-cell>
          <table:table-cell table:formula="of:=([.B7]-[.$B$3])/[.A7]" office:value-type="float" office:value="53533.3333333333" calcext:value-type="float">
            <text:p>53533.3333333333</text:p>
          </table:table-cell>
          <table:table-cell office:value-type="float" office:value="1895700" calcext:value-type="float">
            <text:p>1895700</text:p>
          </table:table-cell>
          <table:table-cell table:formula="of:=([.D7]-[.$D$3])/[.A7]" office:value-type="float" office:value="54673.3333333333" calcext:value-type="float">
            <text:p>54673.3333333333</text:p>
          </table:table-cell>
          <table:table-cell office:value-type="float" office:value="1895100" calcext:value-type="float">
            <text:p>1895100</text:p>
          </table:table-cell>
          <table:table-cell table:formula="of:=([.F7]-[.$F$3])/[.A7]" office:value-type="float" office:value="54586.6666666667" calcext:value-type="float">
            <text:p>54586.6666666667</text:p>
          </table:table-cell>
          <table:table-cell office:value-type="float" office:value="1867900" calcext:value-type="float">
            <text:p>1867900</text:p>
          </table:table-cell>
          <table:table-cell table:formula="of:=([.H7]-[.$H$3])/[.A7]" office:value-type="float" office:value="52740" calcext:value-type="float">
            <text:p>52740</text:p>
          </table:table-cell>
          <table:table-cell office:value-type="float" office:value="1872300" calcext:value-type="float">
            <text:p>1872300</text:p>
          </table:table-cell>
          <table:table-cell table:formula="of:=([.J7]-[.$J$3])/[.A7]" office:value-type="float" office:value="53000" calcext:value-type="float">
            <text:p>53000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1999300" calcext:value-type="float">
            <text:p>1999300</text:p>
          </table:table-cell>
          <table:table-cell table:formula="of:=([.B8]-[.$B$3])/[.A8]" office:value-type="float" office:value="53102.8571428571" calcext:value-type="float">
            <text:p>53102.8571428571</text:p>
          </table:table-cell>
          <table:table-cell office:value-type="float" office:value="2024900" calcext:value-type="float">
            <text:p>2024900</text:p>
          </table:table-cell>
          <table:table-cell table:formula="of:=([.D8]-[.$D$3])/[.A8]" office:value-type="float" office:value="54245.7142857143" calcext:value-type="float">
            <text:p>54245.7142857143</text:p>
          </table:table-cell>
          <table:table-cell office:value-type="float" office:value="2025000" calcext:value-type="float">
            <text:p>2025000</text:p>
          </table:table-cell>
          <table:table-cell table:formula="of:=([.F8]-[.$F$3])/[.A8]" office:value-type="float" office:value="54211.4285714286" calcext:value-type="float">
            <text:p>54211.4285714286</text:p>
          </table:table-cell>
          <table:table-cell office:value-type="float" office:value="1992000" calcext:value-type="float">
            <text:p>1992000</text:p>
          </table:table-cell>
          <table:table-cell table:formula="of:=([.H8]-[.$H$3])/[.A8]" office:value-type="float" office:value="52297.1428571429" calcext:value-type="float">
            <text:p>52297.1428571429</text:p>
          </table:table-cell>
          <table:table-cell office:value-type="float" office:value="1998700" calcext:value-type="float">
            <text:p>1998700</text:p>
          </table:table-cell>
          <table:table-cell table:formula="of:=([.J8]-[.$J$3])/[.A8]" office:value-type="float" office:value="52651.4285714286" calcext:value-type="float">
            <text:p>52651.428571428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33100" calcext:value-type="float">
            <text:p>2133100</text:p>
          </table:table-cell>
          <table:table-cell table:formula="of:=([.B9]-[.$B$3])/[.A9]" office:value-type="float" office:value="53155" calcext:value-type="float">
            <text:p>53155</text:p>
          </table:table-cell>
          <table:table-cell office:value-type="float" office:value="2161300" calcext:value-type="float">
            <text:p>2161300</text:p>
          </table:table-cell>
          <table:table-cell table:formula="of:=([.D9]-[.$D$3])/[.A9]" office:value-type="float" office:value="54285" calcext:value-type="float">
            <text:p>54285</text:p>
          </table:table-cell>
          <table:table-cell office:value-type="float" office:value="2161500" calcext:value-type="float">
            <text:p>2161500</text:p>
          </table:table-cell>
          <table:table-cell table:formula="of:=([.F9]-[.$F$3])/[.A9]" office:value-type="float" office:value="54260" calcext:value-type="float">
            <text:p>54260</text:p>
          </table:table-cell>
          <table:table-cell office:value-type="float" office:value="2122700" calcext:value-type="float">
            <text:p>2122700</text:p>
          </table:table-cell>
          <table:table-cell table:formula="of:=([.H9]-[.$H$3])/[.A9]" office:value-type="float" office:value="52295" calcext:value-type="float">
            <text:p>52295</text:p>
          </table:table-cell>
          <table:table-cell office:value-type="float" office:value="2131700" calcext:value-type="float">
            <text:p>2131700</text:p>
          </table:table-cell>
          <table:table-cell table:formula="of:=([.J9]-[.$J$3])/[.A9]" office:value-type="float" office:value="52720" calcext:value-type="float">
            <text:p>52720</text:p>
          </table:table-cell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2264900" calcext:value-type="float">
            <text:p>2264900</text:p>
          </table:table-cell>
          <table:table-cell table:formula="of:=([.B10]-[.$B$3])/[.A10]" office:value-type="float" office:value="53106.6666666667" calcext:value-type="float">
            <text:p>53106.6666666667</text:p>
          </table:table-cell>
          <table:table-cell office:value-type="float" office:value="2294700" calcext:value-type="float">
            <text:p>2294700</text:p>
          </table:table-cell>
          <table:table-cell table:formula="of:=([.D10]-[.$D$3])/[.A10]" office:value-type="float" office:value="54182.2222222222" calcext:value-type="float">
            <text:p>54182.2222222222</text:p>
          </table:table-cell>
          <table:table-cell office:value-type="float" office:value="2296200" calcext:value-type="float">
            <text:p>2296200</text:p>
          </table:table-cell>
          <table:table-cell table:formula="of:=([.F10]-[.$F$3])/[.A10]" office:value-type="float" office:value="54217.7777777778" calcext:value-type="float">
            <text:p>54217.7777777778</text:p>
          </table:table-cell>
          <table:table-cell office:value-type="float" office:value="2251300" calcext:value-type="float">
            <text:p>2251300</text:p>
          </table:table-cell>
          <table:table-cell table:formula="of:=([.H10]-[.$H$3])/[.A10]" office:value-type="float" office:value="52200" calcext:value-type="float">
            <text:p>52200</text:p>
          </table:table-cell>
          <table:table-cell office:value-type="float" office:value="2262900" calcext:value-type="float">
            <text:p>2262900</text:p>
          </table:table-cell>
          <table:table-cell table:formula="of:=([.J10]-[.$J$3])/[.A10]" office:value-type="float" office:value="52693.3333333333" calcext:value-type="float">
            <text:p>52693.333333333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99200" calcext:value-type="float">
            <text:p>2399200</text:p>
          </table:table-cell>
          <table:table-cell table:formula="of:=([.B11]-[.$B$3])/[.A11]" office:value-type="float" office:value="53168" calcext:value-type="float">
            <text:p>53168</text:p>
          </table:table-cell>
          <table:table-cell office:value-type="float" office:value="2431200" calcext:value-type="float">
            <text:p>2431200</text:p>
          </table:table-cell>
          <table:table-cell table:formula="of:=([.D11]-[.$D$3])/[.A11]" office:value-type="float" office:value="54224" calcext:value-type="float">
            <text:p>54224</text:p>
          </table:table-cell>
          <table:table-cell office:value-type="float" office:value="2432900" calcext:value-type="float">
            <text:p>2432900</text:p>
          </table:table-cell>
          <table:table-cell table:formula="of:=([.F11]-[.$F$3])/[.A11]" office:value-type="float" office:value="54264" calcext:value-type="float">
            <text:p>54264</text:p>
          </table:table-cell>
          <table:table-cell office:value-type="float" office:value="2382500" calcext:value-type="float">
            <text:p>2382500</text:p>
          </table:table-cell>
          <table:table-cell table:formula="of:=([.H11]-[.$H$3])/[.A11]" office:value-type="float" office:value="52228" calcext:value-type="float">
            <text:p>52228</text:p>
          </table:table-cell>
          <table:table-cell office:value-type="float" office:value="2397500" calcext:value-type="float">
            <text:p>2397500</text:p>
          </table:table-cell>
          <table:table-cell table:formula="of:=([.J11]-[.$J$3])/[.A11]" office:value-type="float" office:value="52808" calcext:value-type="float">
            <text:p>52808</text:p>
          </table:table-cell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Statistic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erage Factors by Weigh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eight (lb)</text:p>
          </table:table-cell>
          <table:table-cell table:style-name="ce1" office:value-type="string" calcext:value-type="string">
            <text:p>Factor</text:p>
          </table:table-cell>
          <table:table-cell table:style-name="ce1" office:value-type="string" calcext:value-type="string">
            <text:p>Total Average Deviation</text:p>
          </table:table-cell>
          <table:table-cell table:number-columns-repeated="8"/>
        </table:table-row>
        <table:table-row table:style-name="ro1">
          <table:table-cell office:value-type="float" office:value="7.5" calcext:value-type="float">
            <text:p>7.5</text:p>
          </table:table-cell>
          <table:table-cell table:formula="of:=AVERAGE([.C4];[.E4];[.G4];[.I4];[.K4])" office:value-type="float" office:value="53210.6666666667" calcext:value-type="float">
            <text:p>53210.6666666667</text:p>
          </table:table-cell>
          <table:table-cell table:formula="of:=[.B16]-[.$B$33]" office:value-type="float" office:value="-210.541269841269" calcext:value-type="float">
            <text:p>-210.541269841269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AVERAGE([.C5];[.E5];[.G5];[.I5];[.K5])" office:value-type="float" office:value="53218" calcext:value-type="float">
            <text:p>53218</text:p>
          </table:table-cell>
          <table:table-cell table:formula="of:=[.B17]-[.$B$33]" office:value-type="float" office:value="-203.207936507933" calcext:value-type="float">
            <text:p>-203.207936507933</text:p>
          </table:table-cell>
          <table:table-cell table:number-columns-repeated="8"/>
        </table:table-row>
        <table:table-row table:style-name="ro1">
          <table:table-cell office:value-type="float" office:value="12.5" calcext:value-type="float">
            <text:p>12.5</text:p>
          </table:table-cell>
          <table:table-cell table:formula="of:=AVERAGE([.C6];[.E6];[.G6];[.I6];[.K6])" office:value-type="float" office:value="53747.2" calcext:value-type="float">
            <text:p>53747.2</text:p>
          </table:table-cell>
          <table:table-cell table:formula="of:=[.B18]-[.$B$33]" office:value-type="float" office:value="325.992063492064" calcext:value-type="float">
            <text:p>325.992063492064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AVERAGE([.C7];[.E7];[.G7];[.I7];[.K7])" office:value-type="float" office:value="53706.6666666667" calcext:value-type="float">
            <text:p>53706.6666666667</text:p>
          </table:table-cell>
          <table:table-cell table:formula="of:=[.B19]-[.$B$33]" office:value-type="float" office:value="285.458730158731" calcext:value-type="float">
            <text:p>285.458730158731</text:p>
          </table:table-cell>
          <table:table-cell table:number-columns-repeated="8"/>
        </table:table-row>
        <table:table-row table:style-name="ro1">
          <table:table-cell office:value-type="float" office:value="17.5" calcext:value-type="float">
            <text:p>17.5</text:p>
          </table:table-cell>
          <table:table-cell table:formula="of:=AVERAGE([.C8];[.E8];[.G8];[.I8];[.K8])" office:value-type="float" office:value="53301.7142857143" calcext:value-type="float">
            <text:p>53301.7142857143</text:p>
          </table:table-cell>
          <table:table-cell table:formula="of:=[.B20]-[.$B$33]" office:value-type="float" office:value="-119.493650793651" calcext:value-type="float">
            <text:p>-119.493650793651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AVERAGE([.C9];[.E9];[.G9];[.I9];[.K9])" office:value-type="float" office:value="53343" calcext:value-type="float">
            <text:p>53343</text:p>
          </table:table-cell>
          <table:table-cell table:formula="of:=[.B21]-[.$B$33]" office:value-type="float" office:value="-78.2079365079335" calcext:value-type="float">
            <text:p>-78.2079365079335</text:p>
          </table:table-cell>
          <table:table-cell table:number-columns-repeated="8"/>
        </table:table-row>
        <table:table-row table:style-name="ro1">
          <table:table-cell office:value-type="float" office:value="22.5" calcext:value-type="float">
            <text:p>22.5</text:p>
          </table:table-cell>
          <table:table-cell table:formula="of:=AVERAGE([.C10];[.E10];[.G10];[.I10];[.K10])" office:value-type="float" office:value="53280" calcext:value-type="float">
            <text:p>53280</text:p>
          </table:table-cell>
          <table:table-cell table:formula="of:=[.B22]-[.$B$33]" office:value-type="float" office:value="-141.207936507933" calcext:value-type="float">
            <text:p>-141.207936507933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AVERAGE([.C11];[.E11];[.G11];[.I11];[.K11])" office:value-type="float" office:value="53338.4" calcext:value-type="float">
            <text:p>53338.4</text:p>
          </table:table-cell>
          <table:table-cell table:formula="of:=[.B23]-[.$B$33]" office:value-type="float" office:value="-82.807936507932" calcext:value-type="float">
            <text:p>-82.807936507932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Average Factors by Placemen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acement</text:p>
          </table:table-cell>
          <table:table-cell table:style-name="ce1" office:value-type="string" calcext:value-type="string">
            <text:p>Factor</text:p>
          </table:table-cell>
          <table:table-cell table:style-name="ce1" office:value-type="string" calcext:value-type="string">
            <text:p>Total Average Devia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C</text:p>
          </table:table-cell>
          <table:table-cell table:formula="of:=AVERAGE([.C4:.C11])" office:value-type="float" office:value="53152.8988095238" calcext:value-type="float">
            <text:p>53152.8988095238</text:p>
          </table:table-cell>
          <table:table-cell table:formula="of:=[.B27]-[.$B$33]" office:value-type="float" office:value="-268.309126984124" calcext:value-type="float">
            <text:p>-268.3091269841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L</text:p>
          </table:table-cell>
          <table:table-cell table:formula="of:=AVERAGE([.E4:.E11])" office:value-type="float" office:value="54364.5337301587" calcext:value-type="float">
            <text:p>54364.5337301587</text:p>
          </table:table-cell>
          <table:table-cell table:formula="of:=[.B28]-[.$B$33]" office:value-type="float" office:value="943.325793650794" calcext:value-type="float">
            <text:p>943.3257936507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R</text:p>
          </table:table-cell>
          <table:table-cell table:formula="of:=AVERAGE([.G4:.G11])" office:value-type="float" office:value="54277.7341269841" calcext:value-type="float">
            <text:p>54277.7341269841</text:p>
          </table:table-cell>
          <table:table-cell table:formula="of:=[.B29]-[.$B$33]" office:value-type="float" office:value="856.526190476194" calcext:value-type="float">
            <text:p>856.5261904761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L</text:p>
          </table:table-cell>
          <table:table-cell table:formula="of:=AVERAGE([.I4:.I11])" office:value-type="float" office:value="52451.6011904762" calcext:value-type="float">
            <text:p>52451.6011904762</text:p>
          </table:table-cell>
          <table:table-cell table:formula="of:=[.B30]-[.$B$33]" office:value-type="float" office:value="-969.606746031743" calcext:value-type="float">
            <text:p>-969.6067460317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R</text:p>
          </table:table-cell>
          <table:table-cell table:formula="of:=AVERAGE([.K4:.K11])" office:value-type="float" office:value="52719.2619047619" calcext:value-type="float">
            <text:p>52719.2619047619</text:p>
          </table:table-cell>
          <table:table-cell table:formula="of:=[.B31]-[.$B$33]" office:value-type="float" office:value="-701.946031746025" calcext:value-type="float">
            <text:p>-701.946031746025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Total Average Factor</text:p>
          </table:table-cell>
          <table:table-cell table:formula="of:=AVERAGE([.C4:.C9];[.E4:.E9];[.G4:.G9];[.I4:.I9];[.K4:.K9])" office:value-type="float" office:value="53421.2079365079" calcext:value-type="float">
            <text:p>53421.2079365079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15:04:06.136257457</meta:creation-date>
    <dc:date>2023-07-03T13:46:42.748030716</dc:date>
    <meta:editing-duration>PT16M19S</meta:editing-duration>
    <meta:editing-cycles>3</meta:editing-cycles>
    <meta:generator>LibreOffice/7.3.7.2$Linux_X86_64 LibreOffice_project/30$Build-2</meta:generator>
    <meta:document-statistic meta:table-count="1" meta:cell-count="161" meta:object-count="0"/>
  </office:meta>
</office:document-meta>
</file>